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Duration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y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8.762" calcext:value-type="float">
            <text:p>8.762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C2]/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skwait</text:p>
          </table:table-cell>
          <table:table-cell office:value-type="float" office:value="110.206" calcext:value-type="float">
            <text:p>110.206</text:p>
          </table:table-cell>
          <table:table-cell table:formula="of:=[.B2]/[.B3]" office:value-type="float" office:value="0.0795056530497432" calcext:value-type="float">
            <text:p>0.0795056530497432</text:p>
          </table:table-cell>
          <table:table-cell table:formula="of:=[.C3]/16" office:value-type="float" office:value="0.00496910331560895" calcext:value-type="float">
            <text:p>0.00496910331560895</text:p>
          </table:table-cell>
        </table:table-row>
        <table:table-row table:style-name="ro1">
          <table:table-cell office:value-type="string" calcext:value-type="string">
            <text:p>if(count &gt; 1024)</text:p>
          </table:table-cell>
          <table:table-cell office:value-type="float" office:value="2.253" calcext:value-type="float">
            <text:p>2.253</text:p>
          </table:table-cell>
          <table:table-cell table:formula="of:=[.B2]/[.B4]" office:value-type="float" office:value="3.8890368397692" calcext:value-type="float">
            <text:p>3.8890368397692</text:p>
          </table:table-cell>
          <table:table-cell table:formula="of:=[.C4]/16" office:value-type="float" office:value="0.243064802485575" calcext:value-type="float">
            <text:p>0.243064802485575</text:p>
          </table:table-cell>
        </table:table-row>
        <table:table-row table:style-name="ro1">
          <table:table-cell office:value-type="string" calcext:value-type="string">
            <text:p>If (mid &gt;= 5000)</text:p>
          </table:table-cell>
          <table:table-cell office:value-type="float" office:value="2.105" calcext:value-type="float">
            <text:p>2.105</text:p>
          </table:table-cell>
          <table:table-cell table:formula="of:=[.B2]/[.B5]" office:value-type="float" office:value="4.1624703087886" calcext:value-type="float">
            <text:p>4.1624703087886</text:p>
          </table:table-cell>
          <table:table-cell table:formula="of:=[.C5]/16" office:value-type="float" office:value="0.260154394299287" calcext:value-type="float">
            <text:p>0.260154394299287</text:p>
          </table:table-cell>
        </table:table-row>
        <table:table-row table:style-name="ro1">
          <table:table-cell office:value-type="string" calcext:value-type="string">
            <text:p>taskgrouptaskfield</text:p>
          </table:table-cell>
          <table:table-cell office:value-type="float" office:value="2.312" calcext:value-type="float">
            <text:p>2.312</text:p>
          </table:table-cell>
          <table:table-cell table:formula="of:=[.B2]/[.B6]" office:value-type="float" office:value="3.78979238754325" calcext:value-type="float">
            <text:p>3.78979238754325</text:p>
          </table:table-cell>
          <table:table-cell table:formula="of:=[.C6]/16" office:value-type="float" office:value="0.236862024221453" calcext:value-type="float">
            <text:p>0.236862024221453</text:p>
          </table:table-cell>
        </table:table-row>
        <table:table-row table:style-name="ro1">
          <table:table-cell office:value-type="string" calcext:value-type="string">
            <text:p>untied</text:p>
          </table:table-cell>
          <table:table-cell office:value-type="float" office:value="2.364" calcext:value-type="float">
            <text:p>2.364</text:p>
          </table:table-cell>
          <table:table-cell table:formula="of:=[.B2]/[.B7]" office:value-type="float" office:value="3.70642978003384" calcext:value-type="float">
            <text:p>3.70642978003384</text:p>
          </table:table-cell>
          <table:table-cell table:formula="of:=[.C7]/16" office:value-type="float" office:value="0.231651861252115" calcext:value-type="float">
            <text:p>0.231651861252115</text:p>
          </table:table-cell>
        </table:table-row>
        <table:table-row table:style-name="ro1">
          <table:table-cell office:value-type="string" calcext:value-type="string">
            <text:p>taskwait untied</text:p>
          </table:table-cell>
          <table:table-cell office:value-type="float" office:value="2.175" calcext:value-type="float">
            <text:p>2.175</text:p>
          </table:table-cell>
          <table:table-cell table:formula="of:=[.B2]/[.B8]" office:value-type="float" office:value="4.02850574712644" calcext:value-type="float">
            <text:p>4.02850574712644</text:p>
          </table:table-cell>
          <table:table-cell table:formula="of:=[.C8]/16" office:value-type="float" office:value="0.251781609195402" calcext:value-type="float">
            <text:p>0.251781609195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09.271890577</meta:creation-date>
    <dc:date>2025-05-23T11:00:18.255290010</dc:date>
    <meta:editing-duration>PT3H2M36S</meta:editing-duration>
    <meta:editing-cycles>5</meta:editing-cycles>
    <meta:generator>LibreOffice/7.4.7.2$Linux_X86_64 LibreOffice_project/40$Build-2</meta:generator>
    <meta:document-statistic meta:table-count="1" meta:cell-count="31" meta:object-count="0"/>
  </office:meta>
</office:document-meta>
</file>